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Lucida Sans1" svg:font-family="'Lucida Sans'" style:font-family-generic="swiss"/>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 style:family="table">
      <style:table-properties style:width="17cm" table:align="margins" style:writing-mode="lr-tb"/>
    </style:style>
    <style:style style:name="Tabla3.A" style:family="table-column">
      <style:table-column-properties style:column-width="17cm" style:rel-column-width="65535*"/>
    </style:style>
    <style:style style:name="Tabla3.A1" style:family="table-cell">
      <style:table-cell-properties fo:padding="0.097cm" fo:border-left="none" fo:border-right="none" fo:border-top="0.035cm solid #6666ff" fo:border-bottom="non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0.035cm solid #6666ff" fo:border-bottom="none"/>
    </style:style>
    <style:style style:name="Tabla5" style:family="table">
      <style:table-properties style:width="17cm" table:align="margins" style:writing-mode="lr-tb"/>
    </style:style>
    <style:style style:name="Tabla5.A" style:family="table-column">
      <style:table-column-properties style:column-width="17cm" style:rel-column-width="65535*"/>
    </style:style>
    <style:style style:name="Tabla5.A1" style:family="table-cell">
      <style:table-cell-properties fo:padding="0.097cm" fo:border-left="none" fo:border-right="none" fo:border-top="0.035cm solid #6666ff" fo:border-bottom="none"/>
    </style:style>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left="none" fo:border-right="none" fo:border-top="0.035cm solid #6666ff" fo:border-bottom="none"/>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fo:padding="0.097cm" fo:border-left="none" fo:border-right="none" fo:border-top="0.035cm solid #6666ff" fo:border-bottom="none"/>
    </style:style>
    <style:style style:name="Tabla8" style:family="table">
      <style:table-properties style:width="17cm" table:align="margins" style:writing-mode="lr-tb"/>
    </style:style>
    <style:style style:name="Tabla8.A" style:family="table-column">
      <style:table-column-properties style:column-width="17cm" style:rel-column-width="65535*"/>
    </style:style>
    <style:style style:name="Tabla8.A1" style:family="table-cell">
      <style:table-cell-properties fo:padding="0.097cm" fo:border-left="none" fo:border-right="none" fo:border-top="0.035cm solid #6666ff" fo:border-bottom="none"/>
    </style:style>
    <style:style style:name="Tabla9" style:family="table">
      <style:table-properties style:width="17cm" table:align="margins" style:writing-mode="lr-tb"/>
    </style:style>
    <style:style style:name="Tabla9.A" style:family="table-column">
      <style:table-column-properties style:column-width="17cm" style:rel-column-width="65535*"/>
    </style:style>
    <style:style style:name="Tabla9.A1" style:family="table-cell">
      <style:table-cell-properties fo:padding="0.097cm" fo:border-left="none" fo:border-right="none" fo:border-top="0.035cm solid #6666ff" fo:border-bottom="none"/>
    </style:style>
    <style:style style:name="Tabla10" style:family="table">
      <style:table-properties style:width="17cm" table:align="margins" style:writing-mode="lr-tb"/>
    </style:style>
    <style:style style:name="Tabla10.A" style:family="table-column">
      <style:table-column-properties style:column-width="17cm" style:rel-column-width="65535*"/>
    </style:style>
    <style:style style:name="Tabla10.A1" style:family="table-cell">
      <style:table-cell-properties fo:padding="0.097cm" fo:border-left="none" fo:border-right="none" fo:border-top="0.035cm solid #6666ff" fo:border-bottom="none"/>
    </style:style>
    <style:style style:name="Tabla11" style:family="table">
      <style:table-properties style:width="17cm" table:align="margins" style:writing-mode="lr-tb"/>
    </style:style>
    <style:style style:name="Tabla11.A" style:family="table-column">
      <style:table-column-properties style:column-width="17cm" style:rel-column-width="65535*"/>
    </style:style>
    <style:style style:name="Tabla11.A1" style:family="table-cell">
      <style:table-cell-properties fo:padding="0.097cm" fo:border-left="none" fo:border-right="none" fo:border-top="0.035cm solid #6666ff" fo:border-bottom="none"/>
    </style:style>
    <style:style style:name="Tabla12" style:family="table">
      <style:table-properties style:width="17cm" table:align="margins" style:writing-mode="lr-tb"/>
    </style:style>
    <style:style style:name="Tabla12.A" style:family="table-column">
      <style:table-column-properties style:column-width="17cm" style:rel-column-width="65535*"/>
    </style:style>
    <style:style style:name="Tabla12.A1" style:family="table-cell">
      <style:table-cell-properties fo:padding="0.097cm" fo:border-left="none" fo:border-right="none" fo:border-top="0.035cm solid #6666ff" fo:border-bottom="none"/>
    </style:style>
    <style:style style:name="P1" style:family="paragraph" style:parent-style-name="Contingut_20_de_20_la_20_taula">
      <style:text-properties style:font-name="Tahoma" fo:font-weight="bold" style:font-weight-asian="bold" style:font-name-complex="Tahoma" style:font-weight-complex="bold"/>
    </style:style>
    <style:style style:name="P2" style:family="paragraph" style:parent-style-name="Contingut_20_de_20_la_20_taula">
      <style:paragraph-properties style:snap-to-layout-grid="false"/>
      <style:text-properties style:font-name="Tahoma" fo:font-weight="bold" style:font-weight-asian="bold" style:font-name-complex="Tahoma" style:font-weight-complex="bold"/>
    </style:style>
    <style:style style:name="P3" style:family="paragraph" style:parent-style-name="Contingut_20_de_20_la_20_taula">
      <style:paragraph-properties style:snap-to-layout-grid="false"/>
      <style:text-properties style:font-name="Tahoma" style:font-name-complex="Tahoma"/>
    </style:style>
    <style:style style:name="P4" style:family="paragraph" style:parent-style-name="Contingut_20_de_20_la_20_taula">
      <style:paragraph-properties fo:text-align="center" style:justify-single-word="false"/>
      <style:text-properties fo:font-weight="bold" style:font-weight-asian="bold" style:font-weight-complex="bold"/>
    </style:style>
    <style:style style:name="P5" style:family="paragraph" style:parent-style-name="Contingut_20_de_20_la_20_taula">
      <style:paragraph-properties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6" style:family="paragraph" style:parent-style-name="Contingut_20_de_20_la_20_taula">
      <style:paragraph-properties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7" style:family="paragraph" style:parent-style-name="Contingut_20_de_20_la_20_taula" style:master-page-name="Standard">
      <style:paragraph-properties fo:margin-top="0cm" fo:margin-bottom="0.101cm" fo:orphans="0" fo:widows="0" fo:hyphenation-ladder-count="no-limit" style:page-number="auto" style:text-autospace="ideograph-alpha" style:punctuation-wrap="hanging" style:line-break="strict" style:snap-to-layout-grid="false" style:writing-mode="lr-tb"/>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fo:hyphenate="false" fo:hyphenation-remain-char-count="2" fo:hyphenation-push-char-count="2"/>
    </style:style>
    <style:style style:name="P8" style:family="paragraph" style:parent-style-name="Contingut_20_de_20_la_20_taula" style:master-page-name="Standard">
      <style:paragraph-properties fo:margin-top="0cm" fo:margin-bottom="0.101cm" fo:orphans="0" fo:widows="0" fo:hyphenation-ladder-count="no-limit" style:page-number="auto" style:text-autospace="ideograph-alpha" style:punctuation-wrap="hanging" style:line-break="strict" style:snap-to-layout-grid="false" style:writing-mode="lr-tb"/>
      <style:text-properties style:font-name="Tahoma" fo:hyphenate="false" fo:hyphenation-remain-char-count="2" fo:hyphenation-push-char-count="2"/>
    </style:style>
    <style:style style:name="P9" style:family="paragraph" style:parent-style-name="Contingut_20_de_20_la_20_taula" style:master-page-name="Standard">
      <style:paragraph-properties fo:margin-top="0cm" fo:margin-bottom="0.101cm" fo:orphans="0" fo:widows="0" fo:hyphenation-ladder-count="no-limit" style:page-number="auto" style:text-autospace="ideograph-alpha" style:punctuation-wrap="hanging" style:line-break="strict" style:snap-to-layout-grid="false" style:writing-mode="lr-tb"/>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fo:hyphenate="false" fo:hyphenation-remain-char-count="2" fo:hyphenation-push-char-count="2"/>
    </style:style>
    <style:style style:name="P10" style:family="paragraph" style:parent-style-name="Contingut_20_de_20_la_20_taula">
      <style:paragraph-properties fo:margin-top="0cm" fo:margin-bottom="0.101cm" fo:orphans="0" fo:widows="0" fo:hyphenation-ladder-count="no-limit" style:text-autospace="ideograph-alpha" style:punctuation-wrap="hanging" style:line-break="strict" style:snap-to-layout-grid="false" style:writing-mode="lr-tb"/>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fo:hyphenate="false" fo:hyphenation-remain-char-count="2" fo:hyphenation-push-char-count="2"/>
    </style:style>
    <style:style style:name="P11" style:family="paragraph" style:parent-style-name="Table_20_Contents">
      <style:text-properties fo:font-size="6pt" style:font-size-asian="6pt" style:font-size-complex="6pt"/>
    </style:style>
    <style:style style:name="T1" style:family="text">
      <style:text-properties fo:font-weight="bold" style:font-weight-asian="bold" style:font-weight-complex="bold"/>
    </style:style>
    <style:style style:name="T2" style:family="text">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T3" style:family="text">
      <style:text-properties style:use-window-font-color="true"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T4" style:family="text">
      <style:text-properties fo:font-size="15pt" fo:font-weight="bold" style:font-size-asian="15pt" style:font-weight-asian="bold" style:font-size-complex="15pt" style:font-weight-complex="bold"/>
    </style:style>
    <style:style style:name="T5" style:family="text">
      <style:text-properties style:font-name="Tahoma" fo:font-size="15pt" fo:font-weight="bold" style:font-size-asian="15pt" style:font-weight-asian="bold" style:font-size-complex="15pt" style:font-weight-complex="bold"/>
    </style:style>
    <style:style style:name="T6"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jercicio 1</text:p>
      <table:table table:name="Tabla3" table:style-name="Tabla3">
        <table:table-column table:style-name="Tabla3.A"/>
        <table:table-row>
          <table:table-cell table:style-name="Tabla3.A1" office:value-type="string">
            <text:p text:style-name="P11"/>
          </table:table-cell>
        </table:table-row>
      </table:table>
      <text:p text:style-name="P5">Debatid sobre cada uno de los temas siguientes y responded las preguntas que tenéis a continuación.</text:p>
      <text:p text:style-name="P5"><text:span text:style-name="T1">●</text:span><text:span text:style-name="T1"> ¿Qué modelos de negocio y financiamiento tiene el software libre? </text:span>Este modelo de negocios para el software apunta a distribuir la riqueza y generar empleo mediante el libre acceso al conocimiento. Que sea libre de costos para el usuario es un aspecto importante, pero no la clave de su indetenible desarrollo.</text:p>
      <text:p text:style-name="P5"><text:span text:style-name="T1">● </text:span><text:span text:style-name="T1">¿Qué consecuéncias tiene sobre los usuarios finales la utilitzación del software libre?</text:span> Un usuario al utilizar software libre es capaz de aprender más de las aplicaciones, ya que le permitirá ver y modificar el código fuente del software.</text:p>
      <text:p text:style-name="P5"><text:span text:style-name="T1">● </text:span><text:span text:style-name="T1">¿Qué efectos sobre las Administraciones Públicas tiene la utilitzación del software libre?</text:span> A nivel educativo es muy recomendable el uso de software libre, ya que no se le priva al usuario sobre como están hechos internamente algunos software.</text:p>
      <text:p text:style-name="P5">● <text:span text:style-name="T1">¿Qué beneficios aporta a los desenvolupadores el software libre?</text:span> El beneficio que les otorga es la posibilidad de modificar el software respecto a sus necesidades</text:p>
      <text:p text:style-name="P5"><text:span text:style-name="T1">● </text:span><text:span text:style-name="T1">¿Qué cambios en el mantenimiento y servicios basados en el software libre? </text:span>Ninguno. El mantenimiento sería el mismo.</text:p>
      <text:p text:style-name="P8"><text:span text:style-name="T3">Ejercicio</text:span><text:span text:style-name="T4"> 2</text:span></text:p>
      <table:table table:name="Tabla4" table:style-name="Tabla4">
        <table:table-column table:style-name="Tabla4.A"/>
        <table:table-row>
          <table:table-cell table:style-name="Tabla4.A1" office:value-type="string">
            <text:p text:style-name="P11"/>
          </table:table-cell>
        </table:table-row>
      </table:table>
      <text:p text:style-name="P5">En las transparencias se le ha indicado que, a efectos prácticos, el software libre y el software de fuente abierta son equivalentes, en este ejercicio comprobaremos que esto es verdadero. </text:p>
      <text:p text:style-name="P5">Para cada uno de los 10 requisitos, para poder decir que un software es de fuente abierto, relacione con una o más de las 4 libertades del software libre, explicando el por qué de esta asociación.</text:p>
      <text:p text:style-name="P7">Ejercicio 3</text:p>
      <table:table table:name="Tabla5" table:style-name="Tabla5">
        <table:table-column table:style-name="Tabla5.A"/>
        <table:table-row>
          <table:table-cell table:style-name="Tabla5.A1" office:value-type="string">
            <text:p text:style-name="P11"/>
          </table:table-cell>
        </table:table-row>
      </table:table>
      <text:p text:style-name="P5">Para cada uno de los tipos de programas siguientes, indique un programa libre:</text:p>
      <text:p text:style-name="P5"><text:span text:style-name="T1">● Navegador web:</text:span> Firefox</text:p>
      <text:p text:style-name="P5"><text:span text:style-name="T1">● Gestor de archivos FTP:</text:span> FileZilla</text:p>
      <text:p text:style-name="P5">●<text:span text:style-name="T1"> Editor de imágenes:</text:span> GIMP Animation package</text:p>
      <text:p text:style-name="P5"><text:span text:style-name="T1">● Suite ofimática:</text:span> OpenOffice</text:p>
      <text:p text:style-name="P5"><text:span text:style-name="T1">● Gestor de descargas de Bittorrent: </text:span>Deluge</text:p>
      <text:p text:style-name="P5"><text:span text:style-name="T1">● Gestor de descargas ed2k:</text:span> Vuze</text:p>
      <text:p text:style-name="P5"><text:span text:style-name="T1">● Lenguaje de programación:</text:span> SharpDevelop</text:p>
      <text:p text:style-name="P5"><text:span text:style-name="T1">● Sistema gestor de bases de datos:</text:span> phpMyAdmin</text:p>
      <text:p text:style-name="P5"><text:span text:style-name="T1">● Sistema Operativo:</text:span> Linux</text:p>
      <text:p text:style-name="P5">●<text:span text:style-name="T1"> Gestor de contenidos web (CMS):</text:span> Joomla</text:p>
      <text:p text:style-name="P5"><text:span text:style-name="T1">● Plataforma educativa:</text:span> GConjugo</text:p>
      <text:p text:style-name="P5"><text:span text:style-name="T1">● Editor de audio: </text:span>OpenMPT</text:p>
      <text:p text:style-name="P5">● <text:span text:style-name="T1">Editor de vídeo:</text:span> OBS Studio</text:p>
      <text:p text:style-name="P5"><text:span text:style-name="T5">Ejercicio 4</text:span></text:p>
      <table:table table:name="Tabla6" table:style-name="Tabla6">
        <table:table-column table:style-name="Tabla6.A"/>
        <table:table-row>
          <table:table-cell table:style-name="Tabla6.A1" office:value-type="string">
            <text:p text:style-name="P11"/>
          </table:table-cell>
        </table:table-row>
      </table:table>
      <text:p text:style-name="P5">¿Qué es una licencia libre robusta? y una licencia libre permisiva?</text:p>
      <text:p text:style-name="P5"><text:span text:style-name="T5">Ejercicio 5</text:span></text:p>
      <table:table table:name="Tabla7" table:style-name="Tabla7">
        <table:table-column table:style-name="Tabla7.A"/>
        <table:table-row>
          <table:table-cell table:style-name="Tabla7.A1" office:value-type="string">
            <text:p text:style-name="P11"/>
          </table:table-cell>
        </table:table-row>
      </table:table>
      <text:p text:style-name="P5">La definición de Software Libre de la FSF dice que el software libre que se modifique debe</text:p>
      <text:p text:style-name="P5">publicarse bajo la misma licencia que el programa original.</text:p>
      <text:p text:style-name="P5">¿Cierto o falso? Justifique su respuesta.</text:p>
      <text:p text:style-name="P10">Ejercicio 6</text:p>
      <table:table table:name="Tabla8" table:style-name="Tabla8">
        <table:table-column table:style-name="Tabla8.A"/>
        <table:table-row>
          <table:table-cell table:style-name="Tabla8.A1" office:value-type="string">
            <text:p text:style-name="P11"/>
          </table:table-cell>
        </table:table-row>
      </table:table>
      <text:p text:style-name="P5">El software libre y el Freeware son lo mismo.</text:p>
      <text:p text:style-name="P5">¿Cierto o falso? ¿Por qué?</text:p>
      <text:p text:style-name="P10">Ejercicio 7</text:p>
      <table:table table:name="Tabla9" table:style-name="Tabla9">
        <table:table-column table:style-name="Tabla9.A"/>
        <table:table-row>
          <table:table-cell table:style-name="Tabla9.A1" office:value-type="string">
            <text:p text:style-name="P11"/>
          </table:table-cell>
        </table:table-row>
      </table:table>
      <text:p text:style-name="P5">La definición de Open Source de la OSI dice que el software es Open Source si se distribuye el código fuente, pero este puede ser semilibre no libre en absoluto. Es decir, una licencia Open Source no tiene por qué cumplir las cuatro libertades de la definición de Software Libre de la FSF.</text:p>
      <text:p text:style-name="P5">¿Cierto o falso? Justifique su respuesta.</text:p>
      <text:p text:style-name="P10">Ejercicio 8</text:p>
      <table:table table:name="Tabla10" table:style-name="Tabla10">
        <table:table-column table:style-name="Tabla10.A"/>
        <table:table-row>
          <table:table-cell table:style-name="Tabla10.A1" office:value-type="string">
            <text:p text:style-name="P11"/>
          </table:table-cell>
        </table:table-row>
      </table:table>
      <text:p text:style-name="P5">Mi licencia de software dice que puedes usar mi programa, modificarlo, distribuirlo y <text:soft-page-break/>venderlo si quieres, pero que si lo vendes me tienes que dar un 10% del dinero. Puede ser una licencia libre aprobada por la FSF y / o la OSI? ¿Por qué?</text:p>
      <text:p text:style-name="P10">Ejercicio 9</text:p>
      <table:table table:name="Tabla11" table:style-name="Tabla11">
        <table:table-column table:style-name="Tabla11.A"/>
        <table:table-row>
          <table:table-cell table:style-name="Tabla11.A1" office:value-type="string">
            <text:p text:style-name="P11"/>
          </table:table-cell>
        </table:table-row>
      </table:table>
      <text:p text:style-name="P5">El software que se encuentra bajo una licencia libre, puede ser más o menos libre dependiendo de su licencia? Conteste a, b o c y justifique brevemente su respuesta.</text:p>
      <text:p text:style-name="P5">a) Es más libre si es copyleft. En este caso, el código siempre será libre, incluso aunque alguien lo modifique.</text:p>
      <text:p text:style-name="P5">b) Es más libre si no es copyleft. En este caso, el desarrollador es libre incluso de hacer modificaciones privativas.</text:p>
      <text:p text:style-name="P5">c) Es igual de libre en los dos casos: el software puede ser libre o no serlo, no hay puntos medios.</text:p>
      <text:p text:style-name="P10">Ejercicio 10</text:p>
      <table:table table:name="Tabla12" table:style-name="Tabla12">
        <table:table-column table:style-name="Tabla12.A"/>
        <table:table-row>
          <table:table-cell table:style-name="Tabla12.A1" office:value-type="string">
            <text:p text:style-name="P11"/>
          </table:table-cell>
        </table:table-row>
      </table:table>
      <text:p text:style-name="P5">Para cada licencia de la Creative Commons indique si es libre o no lo es. Razonar cada una de sus respuestas.</text:p>
      <text:p text:style-name="P5">● Reconocimiento.</text:p>
      <text:p text:style-name="P5">● Reconocimiento, CompartirIgual.</text:p>
      <text:p text:style-name="P5">● Reconocimiento, SinObraDerivada.</text:p>
      <text:p text:style-name="P5">● Reconocimiento, NoComercial.</text:p>
      <text:p text:style-name="P5">● Reconocimiento, NoComercial, CompartirIgual.</text:p>
      <text:p text:style-name="P5">● Reconocimiento, NoComercial, SinObraDeriv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Lucida Sans1" svg:font-family="'Lucida Sans'" style:font-family-generic="swiss"/>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ncapçalament"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Llegenda"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Índex" style:family="paragraph" style:parent-style-name="Standard">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ingut_20_de_20_la_20_taula" style:display-name="Contingut de la taula" style:family="paragraph" style:parent-style-name="Standard">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capçalament_20_de_20_la_20_taula" style:display-name="Encapçalament de la taula" style:family="paragraph" style:parent-style-name="Contingut_20_de_20_la_20_taul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89cm" table:align="left" style:writing-mode="lr-tb"/>
    </style:style>
    <style:style style:name="Tabla2.A" style:family="table-column">
      <style:table-column-properties style:column-width="2.91cm"/>
    </style:style>
    <style:style style:name="Tabla2.B" style:family="table-column">
      <style:table-column-properties style:column-width="5.59cm"/>
    </style:style>
    <style:style style:name="Tabla2.C" style:family="table-column">
      <style:table-column-properties style:column-width="3.512cm"/>
    </style:style>
    <style:style style:name="Tabla2.D" style:family="table-column">
      <style:table-column-properties style:column-width="5.076cm"/>
    </style:style>
    <style:style style:name="Tabla2.1" style:family="table-row">
      <style:table-row-properties style:keep-together="true" fo:keep-together="auto"/>
    </style:style>
    <style:style style:name="Tab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b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b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b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style:keep-together="true" fo:keep-together="auto"/>
    </style:style>
    <style:style style:name="Tab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Contingut_20_de_20_la_20_taula">
      <style:paragraph-properties style:snap-to-layout-grid="false"/>
      <style:text-properties style:font-name="Tahoma" fo:font-weight="bold" style:font-weight-asian="bold" style:font-name-complex="Tahoma" style:font-weight-complex="bold"/>
    </style:style>
    <style:style style:name="MP2" style:family="paragraph" style:parent-style-name="Contingut_20_de_20_la_20_taula">
      <style:paragraph-properties style:snap-to-layout-grid="false"/>
      <style:text-properties style:font-name="Tahoma" style:font-name-complex="Tahoma"/>
    </style:style>
    <style:style style:name="MP3" style:family="paragraph" style:parent-style-name="Contingut_20_de_20_la_20_taula">
      <style:text-properties style:font-name="Tahoma" fo:font-weight="bold" style:font-weight-asian="bold" style:font-name-complex="Tahoma" style:font-weight-complex="bold"/>
    </style:style>
    <style:style style:name="MP4" style:family="paragraph" style:parent-style-name="Contingut_20_de_20_la_20_taula">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2 - Fundamentos del software</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4</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9T22:40:16.01</meta:creation-date>
    <dc:date>2017-11-09T23:51:11.11</dc:date>
    <meta:editing-cycles>14</meta:editing-cycles>
    <meta:editing-duration>PT33M39S</meta:editing-duration>
    <meta:generator>OpenOffice/4.1.2$Win32 OpenOffice.org_project/412m3$Build-9782</meta:generator>
    <meta:document-statistic meta:table-count="12" meta:image-count="0" meta:object-count="0" meta:page-count="4" meta:paragraph-count="62" meta:word-count="674" meta:character-count="4039"/>
  </office:meta>
</office:document-meta>
</file>